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0" table:style-name="ta1">
        <table:shapes>
          <draw:frame draw:z-index="0" draw:style-name="gr1" draw:text-style-name="P1" svg:width="15.999cm" svg:height="8.999cm" svg:x="18.286cm" svg:y="3.216cm">
            <draw:object draw:notify-on-update-of-ranges="'80'.D1:'80'.D6 '80'.A1:'80'.A1 '80'.E1:'80'.E6 '80'.A6:'80'.A6 '80'.E6:'80'.E52 '80'.D6:'80'.D52 '80'.A53:'80'.A53 '80'.E53:'80'.E56 '80'.D53:'80'.D56 '80'.A57:'80'.A57 '80'.E57:'80'.E59 '80'.D57:'80'.D59 '80'.A60:'80'.A60 '80'.E60:'80'.E63 '80'.D60:'80'.D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36.186.229.138.80 &gt; 136.186.229.139.58960</text:p>
          </table:table-cell>
          <table:table-cell office:value-type="float" office:value="1159861517.19509" calcext:value-type="float">
            <text:p>1159861517.19509</text:p>
          </table:table-cell>
          <table:table-cell office:value-type="float" office:value="0" calcext:value-type="float">
            <text:p>0</text:p>
          </table:table-cell>
          <table:table-cell table:formula="of:=[.B1]-[.B$1]" office:value-type="float" office:value="0" calcext:value-type="float">
            <text:p>0</text:p>
          </table:table-cell>
          <table:table-cell table:formula="of:=SUM([.C$1: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58960</text:p>
          </table:table-cell>
          <table:table-cell office:value-type="float" office:value="1159861520.19118" calcext:value-type="float">
            <text:p>1159861520.19118</text:p>
          </table:table-cell>
          <table:table-cell office:value-type="float" office:value="0" calcext:value-type="float">
            <text:p>0</text:p>
          </table:table-cell>
          <table:table-cell table:formula="of:=[.B2]-[.B$1]" office:value-type="float" office:value="2.99609708786011" calcext:value-type="float">
            <text:p>2.99609708786011</text:p>
          </table:table-cell>
          <table:table-cell table:formula="of:=SUM([.C$1:.C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58960</text:p>
          </table:table-cell>
          <table:table-cell office:value-type="float" office:value="1159861520.19188" calcext:value-type="float">
            <text:p>1159861520.19188</text:p>
          </table:table-cell>
          <table:table-cell office:value-type="float" office:value="544" calcext:value-type="float">
            <text:p>544</text:p>
          </table:table-cell>
          <table:table-cell table:formula="of:=[.B3]-[.B$1]" office:value-type="float" office:value="2.99679398536682" calcext:value-type="float">
            <text:p>2.99679398536682</text:p>
          </table:table-cell>
          <table:table-cell table:formula="of:=SUM([.C$1:.C3])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136.186.229.138.80 &gt; 136.186.229.139.58960</text:p>
          </table:table-cell>
          <table:table-cell office:value-type="float" office:value="1159861520.19192" calcext:value-type="float">
            <text:p>1159861520.19192</text:p>
          </table:table-cell>
          <table:table-cell office:value-type="float" office:value="0" calcext:value-type="float">
            <text:p>0</text:p>
          </table:table-cell>
          <table:table-cell table:formula="of:=[.B4]-[.B$1]" office:value-type="float" office:value="2.99683499336243" calcext:value-type="float">
            <text:p>2.99683499336243</text:p>
          </table:table-cell>
          <table:table-cell table:formula="of:=SUM([.C$1:.C4])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136.186.229.138.80 &gt; 136.186.229.139.58960</text:p>
          </table:table-cell>
          <table:table-cell office:value-type="float" office:value="1159861520.19258" calcext:value-type="float">
            <text:p>1159861520.19258</text:p>
          </table:table-cell>
          <table:table-cell office:value-type="float" office:value="0" calcext:value-type="float">
            <text:p>0</text:p>
          </table:table-cell>
          <table:table-cell table:formula="of:=[.B5]-[.B$1]" office:value-type="float" office:value="2.99749302864075" calcext:value-type="float">
            <text:p>2.99749302864075</text:p>
          </table:table-cell>
          <table:table-cell table:formula="of:=SUM([.C$1:.C5])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449" calcext:value-type="float">
            <text:p>1159861520.21449</text:p>
          </table:table-cell>
          <table:table-cell office:value-type="float" office:value="0" calcext:value-type="float">
            <text:p>0</text:p>
          </table:table-cell>
          <table:table-cell table:formula="of:=[.B6]-[.B$1]" office:value-type="float" office:value="3.01940703392029" calcext:value-type="float">
            <text:p>3.01940703392029</text:p>
          </table:table-cell>
          <table:table-cell table:formula="of:=SUM([.C$6:.C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516" calcext:value-type="float">
            <text:p>1159861520.21516</text:p>
          </table:table-cell>
          <table:table-cell office:value-type="float" office:value="1448" calcext:value-type="float">
            <text:p>1448</text:p>
          </table:table-cell>
          <table:table-cell table:formula="of:=[.B7]-[.B$1]" office:value-type="float" office:value="3.02007699012756" calcext:value-type="float">
            <text:p>3.02007699012756</text:p>
          </table:table-cell>
          <table:table-cell table:formula="of:=SUM([.C$6:.C7])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518" calcext:value-type="float">
            <text:p>1159861520.21518</text:p>
          </table:table-cell>
          <table:table-cell office:value-type="float" office:value="1448" calcext:value-type="float">
            <text:p>1448</text:p>
          </table:table-cell>
          <table:table-cell table:formula="of:=[.B8]-[.B$1]" office:value-type="float" office:value="3.02009296417236" calcext:value-type="float">
            <text:p>3.02009296417236</text:p>
          </table:table-cell>
          <table:table-cell table:formula="of:=SUM([.C$6:.C8])"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598" calcext:value-type="float">
            <text:p>1159861520.21598</text:p>
          </table:table-cell>
          <table:table-cell office:value-type="float" office:value="1448" calcext:value-type="float">
            <text:p>1448</text:p>
          </table:table-cell>
          <table:table-cell table:formula="of:=[.B9]-[.B$1]" office:value-type="float" office:value="3.02089715003967" calcext:value-type="float">
            <text:p>3.02089715003967</text:p>
          </table:table-cell>
          <table:table-cell table:formula="of:=SUM([.C$6:.C9])"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6" calcext:value-type="float">
            <text:p>1159861520.216</text:p>
          </table:table-cell>
          <table:table-cell office:value-type="float" office:value="1448" calcext:value-type="float">
            <text:p>1448</text:p>
          </table:table-cell>
          <table:table-cell table:formula="of:=[.B10]-[.B$1]" office:value-type="float" office:value="3.02090811729431" calcext:value-type="float">
            <text:p>3.02090811729431</text:p>
          </table:table-cell>
          <table:table-cell table:formula="of:=SUM([.C$6:.C10])" office:value-type="float" office:value="5792" calcext:value-type="float">
            <text:p>579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601" calcext:value-type="float">
            <text:p>1159861520.21601</text:p>
          </table:table-cell>
          <table:table-cell office:value-type="float" office:value="1448" calcext:value-type="float">
            <text:p>1448</text:p>
          </table:table-cell>
          <table:table-cell table:formula="of:=[.B11]-[.B$1]" office:value-type="float" office:value="3.0209219455719" calcext:value-type="float">
            <text:p>3.0209219455719</text:p>
          </table:table-cell>
          <table:table-cell table:formula="of:=SUM([.C$6:.C11])"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679" calcext:value-type="float">
            <text:p>1159861520.21679</text:p>
          </table:table-cell>
          <table:table-cell office:value-type="float" office:value="1448" calcext:value-type="float">
            <text:p>1448</text:p>
          </table:table-cell>
          <table:table-cell table:formula="of:=[.B12]-[.B$1]" office:value-type="float" office:value="3.02170705795288" calcext:value-type="float">
            <text:p>3.02170705795288</text:p>
          </table:table-cell>
          <table:table-cell table:formula="of:=SUM([.C$6:.C12])" office:value-type="float" office:value="8688" calcext:value-type="float">
            <text:p>868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68" calcext:value-type="float">
            <text:p>1159861520.2168</text:p>
          </table:table-cell>
          <table:table-cell office:value-type="float" office:value="1448" calcext:value-type="float">
            <text:p>1448</text:p>
          </table:table-cell>
          <table:table-cell table:formula="of:=[.B13]-[.B$1]" office:value-type="float" office:value="3.02171611785889" calcext:value-type="float">
            <text:p>3.02171611785889</text:p>
          </table:table-cell>
          <table:table-cell table:formula="of:=SUM([.C$6:.C13])" office:value-type="float" office:value="10136" calcext:value-type="float">
            <text:p>1013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682" calcext:value-type="float">
            <text:p>1159861520.21682</text:p>
          </table:table-cell>
          <table:table-cell office:value-type="float" office:value="1448" calcext:value-type="float">
            <text:p>1448</text:p>
          </table:table-cell>
          <table:table-cell table:formula="of:=[.B14]-[.B$1]" office:value-type="float" office:value="3.02172803878784" calcext:value-type="float">
            <text:p>3.02172803878784</text:p>
          </table:table-cell>
          <table:table-cell table:formula="of:=SUM([.C$6:.C14])" office:value-type="float" office:value="11584" calcext:value-type="float">
            <text:p>1158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14" calcext:value-type="float">
            <text:p>1159861520.21714</text:p>
          </table:table-cell>
          <table:table-cell office:value-type="float" office:value="1448" calcext:value-type="float">
            <text:p>1448</text:p>
          </table:table-cell>
          <table:table-cell table:formula="of:=[.B15]-[.B$1]" office:value-type="float" office:value="3.02205109596252" calcext:value-type="float">
            <text:p>3.02205109596252</text:p>
          </table:table-cell>
          <table:table-cell table:formula="of:=SUM([.C$6:.C15])" office:value-type="float" office:value="13032" calcext:value-type="float">
            <text:p>1303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15" calcext:value-type="float">
            <text:p>1159861520.21715</text:p>
          </table:table-cell>
          <table:table-cell office:value-type="float" office:value="1448" calcext:value-type="float">
            <text:p>1448</text:p>
          </table:table-cell>
          <table:table-cell table:formula="of:=[.B16]-[.B$1]" office:value-type="float" office:value="3.02206206321716" calcext:value-type="float">
            <text:p>3.02206206321716</text:p>
          </table:table-cell>
          <table:table-cell table:formula="of:=SUM([.C$6:.C16])" office:value-type="float" office:value="14480" calcext:value-type="float">
            <text:p>1448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6" calcext:value-type="float">
            <text:p>1159861520.2176</text:p>
          </table:table-cell>
          <table:table-cell office:value-type="float" office:value="1448" calcext:value-type="float">
            <text:p>1448</text:p>
          </table:table-cell>
          <table:table-cell table:formula="of:=[.B17]-[.B$1]" office:value-type="float" office:value="3.02251005172729" calcext:value-type="float">
            <text:p>3.02251005172729</text:p>
          </table:table-cell>
          <table:table-cell table:formula="of:=SUM([.C$6:.C17])" office:value-type="float" office:value="15928" calcext:value-type="float">
            <text:p>1592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61" calcext:value-type="float">
            <text:p>1159861520.21761</text:p>
          </table:table-cell>
          <table:table-cell office:value-type="float" office:value="1448" calcext:value-type="float">
            <text:p>1448</text:p>
          </table:table-cell>
          <table:table-cell table:formula="of:=[.B18]-[.B$1]" office:value-type="float" office:value="3.02252101898193" calcext:value-type="float">
            <text:p>3.02252101898193</text:p>
          </table:table-cell>
          <table:table-cell table:formula="of:=SUM([.C$6:.C18])" office:value-type="float" office:value="17376" calcext:value-type="float">
            <text:p>1737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62" calcext:value-type="float">
            <text:p>1159861520.21762</text:p>
          </table:table-cell>
          <table:table-cell office:value-type="float" office:value="1448" calcext:value-type="float">
            <text:p>1448</text:p>
          </table:table-cell>
          <table:table-cell table:formula="of:=[.B19]-[.B$1]" office:value-type="float" office:value="3.02253103256226" calcext:value-type="float">
            <text:p>3.02253103256226</text:p>
          </table:table-cell>
          <table:table-cell table:formula="of:=SUM([.C$6:.C19])" office:value-type="float" office:value="18824" calcext:value-type="float">
            <text:p>1882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75" calcext:value-type="float">
            <text:p>1159861520.21775</text:p>
          </table:table-cell>
          <table:table-cell office:value-type="float" office:value="1448" calcext:value-type="float">
            <text:p>1448</text:p>
          </table:table-cell>
          <table:table-cell table:formula="of:=[.B20]-[.B$1]" office:value-type="float" office:value="3.02266597747803" calcext:value-type="float">
            <text:p>3.02266597747803</text:p>
          </table:table-cell>
          <table:table-cell table:formula="of:=SUM([.C$6:.C20])" office:value-type="float" office:value="20272" calcext:value-type="float">
            <text:p>2027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776" calcext:value-type="float">
            <text:p>1159861520.21776</text:p>
          </table:table-cell>
          <table:table-cell office:value-type="float" office:value="1448" calcext:value-type="float">
            <text:p>1448</text:p>
          </table:table-cell>
          <table:table-cell table:formula="of:=[.B21]-[.B$1]" office:value-type="float" office:value="3.02267694473267" calcext:value-type="float">
            <text:p>3.02267694473267</text:p>
          </table:table-cell>
          <table:table-cell table:formula="of:=SUM([.C$6:.C21])" office:value-type="float" office:value="21720" calcext:value-type="float">
            <text:p>2172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18" calcext:value-type="float">
            <text:p>1159861520.21818</text:p>
          </table:table-cell>
          <table:table-cell office:value-type="float" office:value="1448" calcext:value-type="float">
            <text:p>1448</text:p>
          </table:table-cell>
          <table:table-cell table:formula="of:=[.B22]-[.B$1]" office:value-type="float" office:value="3.02309703826904" calcext:value-type="float">
            <text:p>3.02309703826904</text:p>
          </table:table-cell>
          <table:table-cell table:formula="of:=SUM([.C$6:.C22])" office:value-type="float" office:value="23168" calcext:value-type="float">
            <text:p>2316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19" calcext:value-type="float">
            <text:p>1159861520.21819</text:p>
          </table:table-cell>
          <table:table-cell office:value-type="float" office:value="1448" calcext:value-type="float">
            <text:p>1448</text:p>
          </table:table-cell>
          <table:table-cell table:formula="of:=[.B23]-[.B$1]" office:value-type="float" office:value="3.02310609817505" calcext:value-type="float">
            <text:p>3.02310609817505</text:p>
          </table:table-cell>
          <table:table-cell table:formula="of:=SUM([.C$6:.C23])" office:value-type="float" office:value="24616" calcext:value-type="float">
            <text:p>2461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21" calcext:value-type="float">
            <text:p>1159861520.21821</text:p>
          </table:table-cell>
          <table:table-cell office:value-type="float" office:value="1448" calcext:value-type="float">
            <text:p>1448</text:p>
          </table:table-cell>
          <table:table-cell table:formula="of:=[.B24]-[.B$1]" office:value-type="float" office:value="3.02311897277832" calcext:value-type="float">
            <text:p>3.02311897277832</text:p>
          </table:table-cell>
          <table:table-cell table:formula="of:=SUM([.C$6:.C24])" office:value-type="float" office:value="26064" calcext:value-type="float">
            <text:p>2606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31" calcext:value-type="float">
            <text:p>1159861520.21831</text:p>
          </table:table-cell>
          <table:table-cell office:value-type="float" office:value="1448" calcext:value-type="float">
            <text:p>1448</text:p>
          </table:table-cell>
          <table:table-cell table:formula="of:=[.B25]-[.B$1]" office:value-type="float" office:value="3.02321910858154" calcext:value-type="float">
            <text:p>3.02321910858154</text:p>
          </table:table-cell>
          <table:table-cell table:formula="of:=SUM([.C$6:.C25])" office:value-type="float" office:value="27512" calcext:value-type="float">
            <text:p>2751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32" calcext:value-type="float">
            <text:p>1159861520.21832</text:p>
          </table:table-cell>
          <table:table-cell office:value-type="float" office:value="1448" calcext:value-type="float">
            <text:p>1448</text:p>
          </table:table-cell>
          <table:table-cell table:formula="of:=[.B26]-[.B$1]" office:value-type="float" office:value="3.02322912216187" calcext:value-type="float">
            <text:p>3.02322912216187</text:p>
          </table:table-cell>
          <table:table-cell table:formula="of:=SUM([.C$6:.C26])" office:value-type="float" office:value="28960" calcext:value-type="float">
            <text:p>2896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55" calcext:value-type="float">
            <text:p>1159861520.21855</text:p>
          </table:table-cell>
          <table:table-cell office:value-type="float" office:value="1448" calcext:value-type="float">
            <text:p>1448</text:p>
          </table:table-cell>
          <table:table-cell table:formula="of:=[.B27]-[.B$1]" office:value-type="float" office:value="3.02345895767212" calcext:value-type="float">
            <text:p>3.02345895767212</text:p>
          </table:table-cell>
          <table:table-cell table:formula="of:=SUM([.C$6:.C27])" office:value-type="float" office:value="30408" calcext:value-type="float">
            <text:p>3040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56" calcext:value-type="float">
            <text:p>1159861520.21856</text:p>
          </table:table-cell>
          <table:table-cell office:value-type="float" office:value="1448" calcext:value-type="float">
            <text:p>1448</text:p>
          </table:table-cell>
          <table:table-cell table:formula="of:=[.B28]-[.B$1]" office:value-type="float" office:value="3.02346801757812" calcext:value-type="float">
            <text:p>3.02346801757812</text:p>
          </table:table-cell>
          <table:table-cell table:formula="of:=SUM([.C$6:.C28])" office:value-type="float" office:value="31856" calcext:value-type="float">
            <text:p>3185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868" calcext:value-type="float">
            <text:p>1159861520.21868</text:p>
          </table:table-cell>
          <table:table-cell office:value-type="float" office:value="1448" calcext:value-type="float">
            <text:p>1448</text:p>
          </table:table-cell>
          <table:table-cell table:formula="of:=[.B29]-[.B$1]" office:value-type="float" office:value="3.02359008789062" calcext:value-type="float">
            <text:p>3.02359008789062</text:p>
          </table:table-cell>
          <table:table-cell table:formula="of:=SUM([.C$6:.C29])" office:value-type="float" office:value="33304" calcext:value-type="float">
            <text:p>3330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04" calcext:value-type="float">
            <text:p>1159861520.21904</text:p>
          </table:table-cell>
          <table:table-cell office:value-type="float" office:value="1448" calcext:value-type="float">
            <text:p>1448</text:p>
          </table:table-cell>
          <table:table-cell table:formula="of:=[.B30]-[.B$1]" office:value-type="float" office:value="3.02395009994507" calcext:value-type="float">
            <text:p>3.02395009994507</text:p>
          </table:table-cell>
          <table:table-cell table:formula="of:=SUM([.C$6:.C30])" office:value-type="float" office:value="34752" calcext:value-type="float">
            <text:p>3475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05" calcext:value-type="float">
            <text:p>1159861520.21905</text:p>
          </table:table-cell>
          <table:table-cell office:value-type="float" office:value="1448" calcext:value-type="float">
            <text:p>1448</text:p>
          </table:table-cell>
          <table:table-cell table:formula="of:=[.B31]-[.B$1]" office:value-type="float" office:value="3.02396202087402" calcext:value-type="float">
            <text:p>3.02396202087402</text:p>
          </table:table-cell>
          <table:table-cell table:formula="of:=SUM([.C$6:.C31])" office:value-type="float" office:value="36200" calcext:value-type="float">
            <text:p>3620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09" calcext:value-type="float">
            <text:p>1159861520.21909</text:p>
          </table:table-cell>
          <table:table-cell office:value-type="float" office:value="1448" calcext:value-type="float">
            <text:p>1448</text:p>
          </table:table-cell>
          <table:table-cell table:formula="of:=[.B32]-[.B$1]" office:value-type="float" office:value="3.02400612831116" calcext:value-type="float">
            <text:p>3.02400612831116</text:p>
          </table:table-cell>
          <table:table-cell table:formula="of:=SUM([.C$6:.C32])" office:value-type="float" office:value="37648" calcext:value-type="float">
            <text:p>3764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27" calcext:value-type="float">
            <text:p>1159861520.21927</text:p>
          </table:table-cell>
          <table:table-cell office:value-type="float" office:value="1448" calcext:value-type="float">
            <text:p>1448</text:p>
          </table:table-cell>
          <table:table-cell table:formula="of:=[.B33]-[.B$1]" office:value-type="float" office:value="3.02418613433838" calcext:value-type="float">
            <text:p>3.02418613433838</text:p>
          </table:table-cell>
          <table:table-cell table:formula="of:=SUM([.C$6:.C33])" office:value-type="float" office:value="39096" calcext:value-type="float">
            <text:p>3909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28" calcext:value-type="float">
            <text:p>1159861520.21928</text:p>
          </table:table-cell>
          <table:table-cell office:value-type="float" office:value="1448" calcext:value-type="float">
            <text:p>1448</text:p>
          </table:table-cell>
          <table:table-cell table:formula="of:=[.B34]-[.B$1]" office:value-type="float" office:value="3.0241961479187" calcext:value-type="float">
            <text:p>3.0241961479187</text:p>
          </table:table-cell>
          <table:table-cell table:formula="of:=SUM([.C$6:.C34])" office:value-type="float" office:value="40544" calcext:value-type="float">
            <text:p>4054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53" calcext:value-type="float">
            <text:p>1159861520.21953</text:p>
          </table:table-cell>
          <table:table-cell office:value-type="float" office:value="1448" calcext:value-type="float">
            <text:p>1448</text:p>
          </table:table-cell>
          <table:table-cell table:formula="of:=[.B35]-[.B$1]" office:value-type="float" office:value="3.02444410324097" calcext:value-type="float">
            <text:p>3.02444410324097</text:p>
          </table:table-cell>
          <table:table-cell table:formula="of:=SUM([.C$6:.C35])" office:value-type="float" office:value="41992" calcext:value-type="float">
            <text:p>4199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67" calcext:value-type="float">
            <text:p>1159861520.21967</text:p>
          </table:table-cell>
          <table:table-cell office:value-type="float" office:value="1448" calcext:value-type="float">
            <text:p>1448</text:p>
          </table:table-cell>
          <table:table-cell table:formula="of:=[.B36]-[.B$1]" office:value-type="float" office:value="3.02458310127258" calcext:value-type="float">
            <text:p>3.02458310127258</text:p>
          </table:table-cell>
          <table:table-cell table:formula="of:=SUM([.C$6:.C36])" office:value-type="float" office:value="43440" calcext:value-type="float">
            <text:p>4344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68" calcext:value-type="float">
            <text:p>1159861520.21968</text:p>
          </table:table-cell>
          <table:table-cell office:value-type="float" office:value="1448" calcext:value-type="float">
            <text:p>1448</text:p>
          </table:table-cell>
          <table:table-cell table:formula="of:=[.B37]-[.B$1]" office:value-type="float" office:value="3.02459311485291" calcext:value-type="float">
            <text:p>3.02459311485291</text:p>
          </table:table-cell>
          <table:table-cell table:formula="of:=SUM([.C$6:.C37])" office:value-type="float" office:value="44888" calcext:value-type="float">
            <text:p>4488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1985" calcext:value-type="float">
            <text:p>1159861520.21985</text:p>
          </table:table-cell>
          <table:table-cell office:value-type="float" office:value="1448" calcext:value-type="float">
            <text:p>1448</text:p>
          </table:table-cell>
          <table:table-cell table:formula="of:=[.B38]-[.B$1]" office:value-type="float" office:value="3.02476096153259" calcext:value-type="float">
            <text:p>3.02476096153259</text:p>
          </table:table-cell>
          <table:table-cell table:formula="of:=SUM([.C$6:.C38])" office:value-type="float" office:value="46336" calcext:value-type="float">
            <text:p>4633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03" calcext:value-type="float">
            <text:p>1159861520.22003</text:p>
          </table:table-cell>
          <table:table-cell office:value-type="float" office:value="1448" calcext:value-type="float">
            <text:p>1448</text:p>
          </table:table-cell>
          <table:table-cell table:formula="of:=[.B39]-[.B$1]" office:value-type="float" office:value="3.02494597434998" calcext:value-type="float">
            <text:p>3.02494597434998</text:p>
          </table:table-cell>
          <table:table-cell table:formula="of:=SUM([.C$6:.C39])" office:value-type="float" office:value="47784" calcext:value-type="float">
            <text:p>4778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04" calcext:value-type="float">
            <text:p>1159861520.22004</text:p>
          </table:table-cell>
          <table:table-cell office:value-type="float" office:value="1448" calcext:value-type="float">
            <text:p>1448</text:p>
          </table:table-cell>
          <table:table-cell table:formula="of:=[.B40]-[.B$1]" office:value-type="float" office:value="3.0249559879303" calcext:value-type="float">
            <text:p>3.0249559879303</text:p>
          </table:table-cell>
          <table:table-cell table:formula="of:=SUM([.C$6:.C40])" office:value-type="float" office:value="49232" calcext:value-type="float">
            <text:p>4923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2" calcext:value-type="float">
            <text:p>1159861520.2202</text:p>
          </table:table-cell>
          <table:table-cell office:value-type="float" office:value="1448" calcext:value-type="float">
            <text:p>1448</text:p>
          </table:table-cell>
          <table:table-cell table:formula="of:=[.B41]-[.B$1]" office:value-type="float" office:value="3.0251100063324" calcext:value-type="float">
            <text:p>3.0251100063324</text:p>
          </table:table-cell>
          <table:table-cell table:formula="of:=SUM([.C$6:.C41])" office:value-type="float" office:value="50680" calcext:value-type="float">
            <text:p>5068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21" calcext:value-type="float">
            <text:p>1159861520.22021</text:p>
          </table:table-cell>
          <table:table-cell office:value-type="float" office:value="1448" calcext:value-type="float">
            <text:p>1448</text:p>
          </table:table-cell>
          <table:table-cell table:formula="of:=[.B42]-[.B$1]" office:value-type="float" office:value="3.02512192726135" calcext:value-type="float">
            <text:p>3.02512192726135</text:p>
          </table:table-cell>
          <table:table-cell table:formula="of:=SUM([.C$6:.C42])" office:value-type="float" office:value="52128" calcext:value-type="float">
            <text:p>5212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4" calcext:value-type="float">
            <text:p>1159861520.2204</text:p>
          </table:table-cell>
          <table:table-cell office:value-type="float" office:value="1448" calcext:value-type="float">
            <text:p>1448</text:p>
          </table:table-cell>
          <table:table-cell table:formula="of:=[.B43]-[.B$1]" office:value-type="float" office:value="3.02531313896179" calcext:value-type="float">
            <text:p>3.02531313896179</text:p>
          </table:table-cell>
          <table:table-cell table:formula="of:=SUM([.C$6:.C43])" office:value-type="float" office:value="53576" calcext:value-type="float">
            <text:p>5357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41" calcext:value-type="float">
            <text:p>1159861520.22041</text:p>
          </table:table-cell>
          <table:table-cell office:value-type="float" office:value="1448" calcext:value-type="float">
            <text:p>1448</text:p>
          </table:table-cell>
          <table:table-cell table:formula="of:=[.B44]-[.B$1]" office:value-type="float" office:value="3.02532196044922" calcext:value-type="float">
            <text:p>3.02532196044922</text:p>
          </table:table-cell>
          <table:table-cell table:formula="of:=SUM([.C$6:.C44])" office:value-type="float" office:value="55024" calcext:value-type="float">
            <text:p>5502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56" calcext:value-type="float">
            <text:p>1159861520.22056</text:p>
          </table:table-cell>
          <table:table-cell office:value-type="float" office:value="1448" calcext:value-type="float">
            <text:p>1448</text:p>
          </table:table-cell>
          <table:table-cell table:formula="of:=[.B45]-[.B$1]" office:value-type="float" office:value="3.02547597885132" calcext:value-type="float">
            <text:p>3.02547597885132</text:p>
          </table:table-cell>
          <table:table-cell table:formula="of:=SUM([.C$6:.C45])" office:value-type="float" office:value="56472" calcext:value-type="float">
            <text:p>5647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77" calcext:value-type="float">
            <text:p>1159861520.22077</text:p>
          </table:table-cell>
          <table:table-cell office:value-type="float" office:value="1448" calcext:value-type="float">
            <text:p>1448</text:p>
          </table:table-cell>
          <table:table-cell table:formula="of:=[.B46]-[.B$1]" office:value-type="float" office:value="3.02568507194519" calcext:value-type="float">
            <text:p>3.02568507194519</text:p>
          </table:table-cell>
          <table:table-cell table:formula="of:=SUM([.C$6:.C46])" office:value-type="float" office:value="57920" calcext:value-type="float">
            <text:p>57920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79" calcext:value-type="float">
            <text:p>1159861520.22079</text:p>
          </table:table-cell>
          <table:table-cell office:value-type="float" office:value="1448" calcext:value-type="float">
            <text:p>1448</text:p>
          </table:table-cell>
          <table:table-cell table:formula="of:=[.B47]-[.B$1]" office:value-type="float" office:value="3.02569913864136" calcext:value-type="float">
            <text:p>3.02569913864136</text:p>
          </table:table-cell>
          <table:table-cell table:formula="of:=SUM([.C$6:.C47])" office:value-type="float" office:value="59368" calcext:value-type="float">
            <text:p>59368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097" calcext:value-type="float">
            <text:p>1159861520.22097</text:p>
          </table:table-cell>
          <table:table-cell office:value-type="float" office:value="1448" calcext:value-type="float">
            <text:p>1448</text:p>
          </table:table-cell>
          <table:table-cell table:formula="of:=[.B48]-[.B$1]" office:value-type="float" office:value="3.02587795257568" calcext:value-type="float">
            <text:p>3.02587795257568</text:p>
          </table:table-cell>
          <table:table-cell table:formula="of:=SUM([.C$6:.C48])" office:value-type="float" office:value="60816" calcext:value-type="float">
            <text:p>60816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125" calcext:value-type="float">
            <text:p>1159861520.22125</text:p>
          </table:table-cell>
          <table:table-cell office:value-type="float" office:value="1448" calcext:value-type="float">
            <text:p>1448</text:p>
          </table:table-cell>
          <table:table-cell table:formula="of:=[.B49]-[.B$1]" office:value-type="float" office:value="3.02615809440613" calcext:value-type="float">
            <text:p>3.02615809440613</text:p>
          </table:table-cell>
          <table:table-cell table:formula="of:=SUM([.C$6:.C49])" office:value-type="float" office:value="62264" calcext:value-type="float">
            <text:p>6226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126" calcext:value-type="float">
            <text:p>1159861520.22126</text:p>
          </table:table-cell>
          <table:table-cell office:value-type="float" office:value="1448" calcext:value-type="float">
            <text:p>1448</text:p>
          </table:table-cell>
          <table:table-cell table:formula="of:=[.B50]-[.B$1]" office:value-type="float" office:value="3.02616906166077" calcext:value-type="float">
            <text:p>3.02616906166077</text:p>
          </table:table-cell>
          <table:table-cell table:formula="of:=SUM([.C$6:.C50])" office:value-type="float" office:value="63712" calcext:value-type="float">
            <text:p>63712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127" calcext:value-type="float">
            <text:p>1159861520.22127</text:p>
          </table:table-cell>
          <table:table-cell office:value-type="float" office:value="282" calcext:value-type="float">
            <text:p>282</text:p>
          </table:table-cell>
          <table:table-cell table:formula="of:=[.B51]-[.B$1]" office:value-type="float" office:value="3.02618408203125" calcext:value-type="float">
            <text:p>3.02618408203125</text:p>
          </table:table-cell>
          <table:table-cell table:formula="of:=SUM([.C$6:.C51])" office:value-type="float" office:value="63994" calcext:value-type="float">
            <text:p>63994</text:p>
          </table:table-cell>
        </table:table-row>
        <table:table-row table:style-name="ro1">
          <table:table-cell office:value-type="string" calcext:value-type="string">
            <text:p>136.186.229.138.80 &gt; 136.186.229.139.57527</text:p>
          </table:table-cell>
          <table:table-cell office:value-type="float" office:value="1159861520.22251" calcext:value-type="float">
            <text:p>1159861520.22251</text:p>
          </table:table-cell>
          <table:table-cell office:value-type="float" office:value="0" calcext:value-type="float">
            <text:p>0</text:p>
          </table:table-cell>
          <table:table-cell table:formula="of:=[.B52]-[.B$1]" office:value-type="float" office:value="3.027419090271" calcext:value-type="float">
            <text:p>3.027419090271</text:p>
          </table:table-cell>
          <table:table-cell table:formula="of:=SUM([.C$6:.C52])" office:value-type="float" office:value="63994" calcext:value-type="float">
            <text:p>63994</text:p>
          </table:table-cell>
        </table:table-row>
        <table:table-row table:style-name="ro1">
          <table:table-cell office:value-type="string" calcext:value-type="string">
            <text:p>136.186.229.138.80 &gt; 136.186.229.139.64649</text:p>
          </table:table-cell>
          <table:table-cell office:value-type="float" office:value="1159861520.4666" calcext:value-type="float">
            <text:p>1159861520.4666</text:p>
          </table:table-cell>
          <table:table-cell office:value-type="float" office:value="0" calcext:value-type="float">
            <text:p>0</text:p>
          </table:table-cell>
          <table:table-cell table:formula="of:=[.B53]-[.B$1]" office:value-type="float" office:value="3.2715151309967" calcext:value-type="float">
            <text:p>3.2715151309967</text:p>
          </table:table-cell>
          <table:table-cell table:formula="of:=SUM([.C$53:.C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64649</text:p>
          </table:table-cell>
          <table:table-cell office:value-type="float" office:value="1159861520.46732" calcext:value-type="float">
            <text:p>1159861520.46732</text:p>
          </table:table-cell>
          <table:table-cell office:value-type="float" office:value="581" calcext:value-type="float">
            <text:p>581</text:p>
          </table:table-cell>
          <table:table-cell table:formula="of:=[.B54]-[.B$1]" office:value-type="float" office:value="3.27223300933838" calcext:value-type="float">
            <text:p>3.27223300933838</text:p>
          </table:table-cell>
          <table:table-cell table:formula="of:=SUM([.C$53:.C54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4649</text:p>
          </table:table-cell>
          <table:table-cell office:value-type="float" office:value="1159861520.46735" calcext:value-type="float">
            <text:p>1159861520.46735</text:p>
          </table:table-cell>
          <table:table-cell office:value-type="float" office:value="0" calcext:value-type="float">
            <text:p>0</text:p>
          </table:table-cell>
          <table:table-cell table:formula="of:=[.B55]-[.B$1]" office:value-type="float" office:value="3.27225804328918" calcext:value-type="float">
            <text:p>3.27225804328918</text:p>
          </table:table-cell>
          <table:table-cell table:formula="of:=SUM([.C$53:.C55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4649</text:p>
          </table:table-cell>
          <table:table-cell office:value-type="float" office:value="1159861520.46801" calcext:value-type="float">
            <text:p>1159861520.46801</text:p>
          </table:table-cell>
          <table:table-cell office:value-type="float" office:value="0" calcext:value-type="float">
            <text:p>0</text:p>
          </table:table-cell>
          <table:table-cell table:formula="of:=[.B56]-[.B$1]" office:value-type="float" office:value="3.27292394638062" calcext:value-type="float">
            <text:p>3.27292394638062</text:p>
          </table:table-cell>
          <table:table-cell table:formula="of:=SUM([.C$53:.C56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3864</text:p>
          </table:table-cell>
          <table:table-cell office:value-type="float" office:value="1159861545.11755" calcext:value-type="float">
            <text:p>1159861545.11755</text:p>
          </table:table-cell>
          <table:table-cell office:value-type="float" office:value="0" calcext:value-type="float">
            <text:p>0</text:p>
          </table:table-cell>
          <table:table-cell table:formula="of:=[.B57]-[.B$1]" office:value-type="float" office:value="27.9224600791931" calcext:value-type="float">
            <text:p>27.9224600791931</text:p>
          </table:table-cell>
          <table:table-cell table:formula="of:=SUM([.C$57:.C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63864</text:p>
          </table:table-cell>
          <table:table-cell office:value-type="float" office:value="1159861545.11816" calcext:value-type="float">
            <text:p>1159861545.11816</text:p>
          </table:table-cell>
          <table:table-cell office:value-type="float" office:value="581" calcext:value-type="float">
            <text:p>581</text:p>
          </table:table-cell>
          <table:table-cell table:formula="of:=[.B58]-[.B$1]" office:value-type="float" office:value="27.9230720996857" calcext:value-type="float">
            <text:p>27.9230720996857</text:p>
          </table:table-cell>
          <table:table-cell table:formula="of:=SUM([.C$57:.C58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3864</text:p>
          </table:table-cell>
          <table:table-cell office:value-type="float" office:value="1159861545.11818" calcext:value-type="float">
            <text:p>1159861545.11818</text:p>
          </table:table-cell>
          <table:table-cell office:value-type="float" office:value="0" calcext:value-type="float">
            <text:p>0</text:p>
          </table:table-cell>
          <table:table-cell table:formula="of:=[.B59]-[.B$1]" office:value-type="float" office:value="27.9230930805206" calcext:value-type="float">
            <text:p>27.9230930805206</text:p>
          </table:table-cell>
          <table:table-cell table:formula="of:=SUM([.C$57:.C59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3157</text:p>
          </table:table-cell>
          <table:table-cell office:value-type="float" office:value="1159861545.20373" calcext:value-type="float">
            <text:p>1159861545.20373</text:p>
          </table:table-cell>
          <table:table-cell office:value-type="float" office:value="0" calcext:value-type="float">
            <text:p>0</text:p>
          </table:table-cell>
          <table:table-cell table:formula="of:=[.B60]-[.B$1]" office:value-type="float" office:value="28.0086450576782" calcext:value-type="float">
            <text:p>28.0086450576782</text:p>
          </table:table-cell>
          <table:table-cell table:formula="of:=SUM([.C$60:.C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80 &gt; 136.186.229.139.63157</text:p>
          </table:table-cell>
          <table:table-cell office:value-type="float" office:value="1159861545.20429" calcext:value-type="float">
            <text:p>1159861545.20429</text:p>
          </table:table-cell>
          <table:table-cell office:value-type="float" office:value="581" calcext:value-type="float">
            <text:p>581</text:p>
          </table:table-cell>
          <table:table-cell table:formula="of:=[.B61]-[.B$1]" office:value-type="float" office:value="28.0092060565948" calcext:value-type="float">
            <text:p>28.0092060565948</text:p>
          </table:table-cell>
          <table:table-cell table:formula="of:=SUM([.C$60:.C61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3157</text:p>
          </table:table-cell>
          <table:table-cell office:value-type="float" office:value="1159861545.20432" calcext:value-type="float">
            <text:p>1159861545.20432</text:p>
          </table:table-cell>
          <table:table-cell office:value-type="float" office:value="0" calcext:value-type="float">
            <text:p>0</text:p>
          </table:table-cell>
          <table:table-cell table:formula="of:=[.B62]-[.B$1]" office:value-type="float" office:value="28.0092301368713" calcext:value-type="float">
            <text:p>28.0092301368713</text:p>
          </table:table-cell>
          <table:table-cell table:formula="of:=SUM([.C$60:.C62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36.186.229.138.80 &gt; 136.186.229.139.63157</text:p>
          </table:table-cell>
          <table:table-cell office:value-type="float" office:value="1159861545.20485" calcext:value-type="float">
            <text:p>1159861545.20485</text:p>
          </table:table-cell>
          <table:table-cell office:value-type="float" office:value="0" calcext:value-type="float">
            <text:p>0</text:p>
          </table:table-cell>
          <table:table-cell table:formula="of:=[.B63]-[.B$1]" office:value-type="float" office:value="28.0097639560699" calcext:value-type="float">
            <text:p>28.0097639560699</text:p>
          </table:table-cell>
          <table:table-cell table:formula="of:=SUM([.C$60:.C63])" office:value-type="float" office:value="581" calcext:value-type="float">
            <text:p>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2T12:43:04.432769443</dc:date>
    <meta:editing-duration>PT7M24S</meta:editing-duration>
    <meta:editing-cycles>2</meta:editing-cycles>
    <meta:document-statistic meta:table-count="1" meta:cell-count="3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Cumulative Bytes Transferred</text:p>
        </chart:title>
        <chart:subtitle svg:x="5.866cm" svg:y="1.275cm" chart:style-name="ch3">
          <text:p>HTTP protocol (Port 80)</text:p>
        </chart:subtitle>
        <chart:legend chart:legend-position="end" svg:x="11.084cm" svg:y="2.212cm" style:legend-expansion="high" chart:style-name="ch4"/>
        <chart:plot-area chart:style-name="ch5" table:cell-range-address="'80'.D1:'80'.E6 '80'.A1:'80'.A1 '80'.A6:'80'.A6 '80'.E6:'80'.E63 '80'.A53:'80'.A53 '80'.A57:'80'.A57 '80'.A60:'80'.A60" chart:data-source-has-labels="row" svg:x="1.331cm" svg:y="2.138cm" svg:width="9.433cm" svg:height="5.701cm">
          <chartooo:coordinate-region svg:x="2.508cm" svg:y="2.337cm" svg:width="8.069cm" svg:height="4.855cm"/>
          <chart:axis chart:dimension="x" chart:name="primary-x" chart:style-name="ch6">
            <chart:title svg:x="4.878cm" svg:y="8.019cm" chart:style-name="ch7">
              <text:p>Time (seconds)</text:p>
            </chart:title>
          </chart:axis>
          <chart:axis chart:dimension="y" chart:name="primary-y" chart:style-name="ch6">
            <chart:title svg:x="0.451cm" svg:y="5.535cm" chart:style-name="ch8">
              <text:p>(bytes)</text:p>
            </chart:title>
            <chart:grid chart:style-name="ch9" chart:class="major"/>
          </chart:axis>
          <chart:series chart:style-name="ch10" chart:values-cell-range-address="'80'.E1:'80'.E6" chart:label-cell-address="'80'.A1:'80'.A1" chart:class="chart:scatter">
            <chart:domain table:cell-range-address="'80'.D1:'80'.D6"/>
            <chart:data-point chart:repeated="6"/>
          </chart:series>
          <chart:series chart:style-name="ch11" chart:values-cell-range-address="'80'.E6:'80'.E52" chart:label-cell-address="'80'.A6:'80'.A6" chart:class="chart:scatter">
            <chart:domain table:cell-range-address="'80'.D6:'80'.D52"/>
            <chart:data-point chart:repeated="47"/>
          </chart:series>
          <chart:series chart:style-name="ch12" chart:values-cell-range-address="'80'.E53:'80'.E56" chart:label-cell-address="'80'.A53:'80'.A53" chart:class="chart:scatter">
            <chart:domain table:cell-range-address="'80'.D53:'80'.D56"/>
            <chart:data-point chart:repeated="4"/>
          </chart:series>
          <chart:series chart:style-name="ch13" chart:values-cell-range-address="'80'.E57:'80'.E59" chart:label-cell-address="'80'.A57:'80'.A57" chart:class="chart:scatter">
            <chart:domain table:cell-range-address="'80'.D57:'80'.D59"/>
            <chart:data-point chart:repeated="3"/>
          </chart:series>
          <chart:series chart:style-name="ch14" chart:values-cell-range-address="'80'.E60:'80'.E63" chart:label-cell-address="'80'.A60:'80'.A60" chart:class="chart:scatter">
            <chart:domain table:cell-range-address="'80'.D60:'80'.D63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36.186.229.138.80 &gt; 136.186.229.139.58960</text:p>
                <draw:g>
                  <svg:desc>'80'.A1:'80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36.186.229.138.80 &gt; 136.186.229.139.57527</text:p>
                <draw:g>
                  <svg:desc>'80'.A6:'80'.A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36.186.229.138.80 &gt; 136.186.229.139.64649</text:p>
                <draw:g>
                  <svg:desc>'80'.A53:'80'.A5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36.186.229.138.80 &gt; 136.186.229.139.63864</text:p>
                <draw:g>
                  <svg:desc>'80'.A57:'80'.A5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36.186.229.138.80 &gt; 136.186.229.139.63157</text:p>
                <draw:g>
                  <svg:desc>'80'.A60:'80'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80'.D1:'80'.D6</svg:desc>
                </draw:g>
              </table:table-cell>
              <table:table-cell office:value-type="float" office:value="0">
                <text:p>0</text:p>
                <draw:g>
                  <svg:desc>'80'.E1:'80'.E6</svg:desc>
                </draw:g>
              </table:table-cell>
              <table:table-cell office:value-type="float" office:value="3.01940703392029">
                <text:p>3.01940703392029</text:p>
                <draw:g>
                  <svg:desc>'80'.D6:'80'.D52</svg:desc>
                </draw:g>
              </table:table-cell>
              <table:table-cell office:value-type="float" office:value="0">
                <text:p>0</text:p>
                <draw:g>
                  <svg:desc>'80'.E6:'80'.E52</svg:desc>
                </draw:g>
              </table:table-cell>
              <table:table-cell office:value-type="float" office:value="3.2715151309967">
                <text:p>3.2715151309967</text:p>
                <draw:g>
                  <svg:desc>'80'.D53:'80'.D56</svg:desc>
                </draw:g>
              </table:table-cell>
              <table:table-cell office:value-type="float" office:value="0">
                <text:p>0</text:p>
                <draw:g>
                  <svg:desc>'80'.E53:'80'.E56</svg:desc>
                </draw:g>
              </table:table-cell>
              <table:table-cell office:value-type="float" office:value="27.9224600791931">
                <text:p>27.9224600791931</text:p>
                <draw:g>
                  <svg:desc>'80'.D57:'80'.D59</svg:desc>
                </draw:g>
              </table:table-cell>
              <table:table-cell office:value-type="float" office:value="0">
                <text:p>0</text:p>
                <draw:g>
                  <svg:desc>'80'.E57:'80'.E59</svg:desc>
                </draw:g>
              </table:table-cell>
              <table:table-cell office:value-type="float" office:value="28.0086450576782">
                <text:p>28.0086450576782</text:p>
                <draw:g>
                  <svg:desc>'80'.D60:'80'.D63</svg:desc>
                </draw:g>
              </table:table-cell>
              <table:table-cell office:value-type="float" office:value="0">
                <text:p>0</text:p>
                <draw:g>
                  <svg:desc>'80'.E60:'80'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609708786011">
                <text:p>2.99609708786011</text:p>
              </table:table-cell>
              <table:table-cell office:value-type="float" office:value="0">
                <text:p>0</text:p>
              </table:table-cell>
              <table:table-cell office:value-type="float" office:value="3.02007699012756">
                <text:p>3.02007699012756</text:p>
              </table:table-cell>
              <table:table-cell office:value-type="float" office:value="1448">
                <text:p>1448</text:p>
              </table:table-cell>
              <table:table-cell office:value-type="float" office:value="3.27223300933838">
                <text:p>3.27223300933838</text:p>
              </table:table-cell>
              <table:table-cell office:value-type="float" office:value="581">
                <text:p>581</text:p>
              </table:table-cell>
              <table:table-cell office:value-type="float" office:value="27.9230720996857">
                <text:p>27.9230720996857</text:p>
              </table:table-cell>
              <table:table-cell office:value-type="float" office:value="581">
                <text:p>581</text:p>
              </table:table-cell>
              <table:table-cell office:value-type="float" office:value="28.0092060565948">
                <text:p>28.009206056594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679398536682">
                <text:p>2.99679398536682</text:p>
              </table:table-cell>
              <table:table-cell office:value-type="float" office:value="544">
                <text:p>544</text:p>
              </table:table-cell>
              <table:table-cell office:value-type="float" office:value="3.02009296417236">
                <text:p>3.02009296417236</text:p>
              </table:table-cell>
              <table:table-cell office:value-type="float" office:value="2896">
                <text:p>2896</text:p>
              </table:table-cell>
              <table:table-cell office:value-type="float" office:value="3.27225804328918">
                <text:p>3.27225804328918</text:p>
              </table:table-cell>
              <table:table-cell office:value-type="float" office:value="581">
                <text:p>581</text:p>
              </table:table-cell>
              <table:table-cell office:value-type="float" office:value="27.9230930805206">
                <text:p>27.9230930805206</text:p>
              </table:table-cell>
              <table:table-cell office:value-type="float" office:value="581">
                <text:p>581</text:p>
              </table:table-cell>
              <table:table-cell office:value-type="float" office:value="28.0092301368713">
                <text:p>28.009230136871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83499336243">
                <text:p>2.99683499336243</text:p>
              </table:table-cell>
              <table:table-cell office:value-type="float" office:value="544">
                <text:p>544</text:p>
              </table:table-cell>
              <table:table-cell office:value-type="float" office:value="3.02089715003967">
                <text:p>3.02089715003967</text:p>
              </table:table-cell>
              <table:table-cell office:value-type="float" office:value="4344">
                <text:p>4344</text:p>
              </table:table-cell>
              <table:table-cell office:value-type="float" office:value="3.27292394638062">
                <text:p>3.27292394638062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097639560699">
                <text:p>28.009763956069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9749302864075">
                <text:p>2.99749302864075</text:p>
              </table:table-cell>
              <table:table-cell office:value-type="float" office:value="544">
                <text:p>544</text:p>
              </table:table-cell>
              <table:table-cell office:value-type="float" office:value="3.02090811729431">
                <text:p>3.02090811729431</text:p>
              </table:table-cell>
              <table:table-cell office:value-type="float" office:value="5792">
                <text:p>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1940703392029">
                <text:p>3.01940703392029</text:p>
              </table:table-cell>
              <table:table-cell office:value-type="float" office:value="0">
                <text:p>0</text:p>
              </table:table-cell>
              <table:table-cell office:value-type="float" office:value="3.0209219455719">
                <text:p>3.0209219455719</text:p>
              </table:table-cell>
              <table:table-cell office:value-type="float" office:value="7240">
                <text:p>7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170705795288">
                <text:p>3.02170705795288</text:p>
              </table:table-cell>
              <table:table-cell office:value-type="float" office:value="8688">
                <text:p>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171611785889">
                <text:p>3.02171611785889</text:p>
              </table:table-cell>
              <table:table-cell office:value-type="float" office:value="10136">
                <text:p>1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172803878784">
                <text:p>3.02172803878784</text:p>
              </table:table-cell>
              <table:table-cell office:value-type="float" office:value="11584">
                <text:p>1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05109596252">
                <text:p>3.02205109596252</text:p>
              </table:table-cell>
              <table:table-cell office:value-type="float" office:value="13032">
                <text:p>1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06206321716">
                <text:p>3.02206206321716</text:p>
              </table:table-cell>
              <table:table-cell office:value-type="float" office:value="14480">
                <text:p>1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51005172729">
                <text:p>3.02251005172729</text:p>
              </table:table-cell>
              <table:table-cell office:value-type="float" office:value="15928">
                <text:p>1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52101898193">
                <text:p>3.02252101898193</text:p>
              </table:table-cell>
              <table:table-cell office:value-type="float" office:value="17376">
                <text:p>1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53103256226">
                <text:p>3.02253103256226</text:p>
              </table:table-cell>
              <table:table-cell office:value-type="float" office:value="18824">
                <text:p>1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66597747803">
                <text:p>3.02266597747803</text:p>
              </table:table-cell>
              <table:table-cell office:value-type="float" office:value="20272">
                <text:p>2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267694473267">
                <text:p>3.02267694473267</text:p>
              </table:table-cell>
              <table:table-cell office:value-type="float" office:value="21720">
                <text:p>2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09703826904">
                <text:p>3.02309703826904</text:p>
              </table:table-cell>
              <table:table-cell office:value-type="float" office:value="23168">
                <text:p>2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10609817505">
                <text:p>3.02310609817505</text:p>
              </table:table-cell>
              <table:table-cell office:value-type="float" office:value="24616">
                <text:p>2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11897277832">
                <text:p>3.02311897277832</text:p>
              </table:table-cell>
              <table:table-cell office:value-type="float" office:value="26064">
                <text:p>2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21910858154">
                <text:p>3.02321910858154</text:p>
              </table:table-cell>
              <table:table-cell office:value-type="float" office:value="27512">
                <text:p>27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22912216187">
                <text:p>3.02322912216187</text:p>
              </table:table-cell>
              <table:table-cell office:value-type="float" office:value="28960">
                <text:p>28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45895767212">
                <text:p>3.02345895767212</text:p>
              </table:table-cell>
              <table:table-cell office:value-type="float" office:value="30408">
                <text:p>3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46801757812">
                <text:p>3.02346801757812</text:p>
              </table:table-cell>
              <table:table-cell office:value-type="float" office:value="31856">
                <text:p>3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59008789062">
                <text:p>3.02359008789062</text:p>
              </table:table-cell>
              <table:table-cell office:value-type="float" office:value="33304">
                <text:p>3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95009994507">
                <text:p>3.02395009994507</text:p>
              </table:table-cell>
              <table:table-cell office:value-type="float" office:value="34752">
                <text:p>3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96202087402">
                <text:p>3.02396202087402</text:p>
              </table:table-cell>
              <table:table-cell office:value-type="float" office:value="36200">
                <text:p>36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00612831116">
                <text:p>3.02400612831116</text:p>
              </table:table-cell>
              <table:table-cell office:value-type="float" office:value="37648">
                <text:p>3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18613433838">
                <text:p>3.02418613433838</text:p>
              </table:table-cell>
              <table:table-cell office:value-type="float" office:value="39096">
                <text:p>3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1961479187">
                <text:p>3.0241961479187</text:p>
              </table:table-cell>
              <table:table-cell office:value-type="float" office:value="40544">
                <text:p>4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44410324097">
                <text:p>3.02444410324097</text:p>
              </table:table-cell>
              <table:table-cell office:value-type="float" office:value="41992">
                <text:p>4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58310127258">
                <text:p>3.02458310127258</text:p>
              </table:table-cell>
              <table:table-cell office:value-type="float" office:value="43440">
                <text:p>4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59311485291">
                <text:p>3.02459311485291</text:p>
              </table:table-cell>
              <table:table-cell office:value-type="float" office:value="44888">
                <text:p>4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76096153259">
                <text:p>3.02476096153259</text:p>
              </table:table-cell>
              <table:table-cell office:value-type="float" office:value="46336">
                <text:p>4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94597434998">
                <text:p>3.02494597434998</text:p>
              </table:table-cell>
              <table:table-cell office:value-type="float" office:value="47784">
                <text:p>4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49559879303">
                <text:p>3.0249559879303</text:p>
              </table:table-cell>
              <table:table-cell office:value-type="float" office:value="49232">
                <text:p>49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1100063324">
                <text:p>3.0251100063324</text:p>
              </table:table-cell>
              <table:table-cell office:value-type="float" office:value="50680">
                <text:p>50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12192726135">
                <text:p>3.02512192726135</text:p>
              </table:table-cell>
              <table:table-cell office:value-type="float" office:value="52128">
                <text:p>5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31313896179">
                <text:p>3.02531313896179</text:p>
              </table:table-cell>
              <table:table-cell office:value-type="float" office:value="53576">
                <text:p>53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32196044922">
                <text:p>3.02532196044922</text:p>
              </table:table-cell>
              <table:table-cell office:value-type="float" office:value="55024">
                <text:p>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47597885132">
                <text:p>3.02547597885132</text:p>
              </table:table-cell>
              <table:table-cell office:value-type="float" office:value="56472">
                <text:p>5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68507194519">
                <text:p>3.02568507194519</text:p>
              </table:table-cell>
              <table:table-cell office:value-type="float" office:value="57920">
                <text:p>57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69913864136">
                <text:p>3.02569913864136</text:p>
              </table:table-cell>
              <table:table-cell office:value-type="float" office:value="59368">
                <text:p>59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87795257568">
                <text:p>3.02587795257568</text:p>
              </table:table-cell>
              <table:table-cell office:value-type="float" office:value="60816">
                <text:p>6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15809440613">
                <text:p>3.02615809440613</text:p>
              </table:table-cell>
              <table:table-cell office:value-type="float" office:value="62264">
                <text:p>6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16906166077">
                <text:p>3.02616906166077</text:p>
              </table:table-cell>
              <table:table-cell office:value-type="float" office:value="63712">
                <text:p>6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18408203125">
                <text:p>3.02618408203125</text:p>
              </table:table-cell>
              <table:table-cell office:value-type="float" office:value="63994">
                <text:p>6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7419090271">
                <text:p>3.027419090271</text:p>
              </table:table-cell>
              <table:table-cell office:value-type="float" office:value="63994">
                <text:p>63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